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055cm" fo:margin-bottom="0.055cm" style:contextual-spacing="false"/>
      <style:text-properties fo:color="#000000"/>
    </style:style>
    <style:style style:name="P2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style:line-height-at-least="0.503cm" fo:widows="1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.265cm" fo:margin-right="0.265cm" fo:margin-top="0.109cm" fo:margin-bottom="0.109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0d38e2" officeooo:paragraph-rsid="000d38e2" style:font-name-asian="georgia" style:font-size-asian="11.25pt" style:font-style-asian="normal" style:font-weight-asian="normal"/>
    </style:style>
    <style:style style:name="P5" style:family="paragraph" style:parent-style-name="Text_20_body">
      <style:paragraph-properties fo:margin-left="0.265cm" fo:margin-right="0.265cm" fo:margin-top="0.055cm" fo:margin-bottom="0.055cm" style:contextual-spacing="false" style:line-height-at-least="0.503cm" fo:widows="1" fo:text-indent="0cm" style:auto-text-indent="false"/>
      <style:text-properties fo:font-variant="normal" fo:text-transform="none" fo:color="#000000" fo:letter-spacing="normal" officeooo:rsid="000d38e2" officeooo:paragraph-rsid="000d38e2"/>
    </style:style>
    <style:style style:name="P6" style:family="paragraph" style:parent-style-name="Heading_20_1">
      <style:paragraph-properties fo:text-align="center" style:justify-single-word="false"/>
    </style:style>
    <style:style style:name="T1" style:family="text">
      <style:text-properties style:font-name="georgia" fo:font-size="11.25pt" fo:font-style="normal" fo:font-weight="normal"/>
    </style:style>
    <style:style style:name="T2" style:family="text">
      <style:text-properties style:font-name-asian="georgia" style:font-size-asian="11.25pt" style:font-style-asian="normal" style:font-weight-asian="normal"/>
    </style:style>
    <style:style style:name="T3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4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拓扑排序是图论中，按照有向边的进入顺序依次排序，在有环的图中不存在拓扑排序。</text:p>
      <text:p text:style-name="P2"><text:span text:style-name="T1">BFS</text:span>实现的，一般用队列就可以满足需要了，如果要求字典序最小，可以改成优先队列实现，但是只能输出一个排序。在过程中可以加入判断，每次从队列中取出元素删除后，判断队列是否为空，若任意一次不为空则可以说明拓扑序不唯一。</text:p>
      <text:p text:style-name="P4">int ans,n;</text:p>
      <text:p text:style-name="P4">int id[maxn],num[maxn];</text:p>
      <text:p text:style-name="P4">int head[maxn],point[maxm],nxt[maxm],size;</text:p>
      <text:p text:style-name="P4"/>
      <text:p text:style-name="P4">void add(int a,int b){</text:p>
      <text:p text:style-name="P4"><text:s text:c="4"/>point[size]=b;</text:p>
      <text:p text:style-name="P4"><text:s text:c="4"/>nxt[size]=head[a];</text:p>
      <text:p text:style-name="P4"><text:s text:c="4"/>head[a]=size++;</text:p>
      <text:p text:style-name="P4"><text:s text:c="4"/>id[b]++;</text:p>
      <text:p text:style-name="P4">}</text:p>
      <text:p text:style-name="P4"/>
      <text:p text:style-name="P4">bool topo(){</text:p>
      <text:p text:style-name="P4"><text:s text:c="3"/>// <text:s/>priority_queue&lt;int,vector&lt;int&gt;,greater&lt;int&gt; &gt;q;</text:p>
      <text:p text:style-name="P4"><text:s text:c="4"/>queue&lt;int&gt;q;</text:p>
      <text:p text:style-name="P4"><text:s text:c="4"/>for(int i=1;i&lt;=n;++i)if(!id[i])q.push(i);</text:p>
      <text:p text:style-name="P4"><text:s text:c="4"/>int cnt=0;</text:p>
      <text:p text:style-name="P4"><text:s text:c="4"/>while(!q.empty()){</text:p>
      <text:p text:style-name="P4"><text:s text:c="8"/>int u=q.front();q.pop();</text:p>
      <text:p text:style-name="P4"><text:s text:c="8"/>cnt++;</text:p>
      <text:p text:style-name="P4"><text:s text:c="8"/>for(int i=head[u];~i;i=nxt[i]){</text:p>
      <text:p text:style-name="P4"><text:s text:c="12"/>int j=point[i];</text:p>
      <text:p text:style-name="P4"><text:s text:c="12"/>id[j]--;</text:p>
      <text:p text:style-name="P4"><text:s text:c="12"/>if(!id[j])q.push(j);</text:p>
      <text:p text:style-name="P4"><text:s text:c="8"/>}</text:p>
      <text:p text:style-name="P4"><text:s text:c="4"/>}</text:p>
      <text:p text:style-name="P4"><text:s text:c="4"/>if(cnt==n)return 1;</text:p>
      <text:p text:style-name="P4"><text:s text:c="4"/>return 0;</text:p>
      <text:p text:style-name="P4">}</text:p>
      <text:p text:style-name="P4"/>
      <text:p text:style-name="P3"><text:soft-page-break/><text:span text:style-name="T1">DFS</text:span><text:span text:style-name="T2">版，可以实现输出所有拓扑序的输出，并且通过进入</text:span><text:span text:style-name="T1">DFS</text:span><text:span text:style-name="T2">的顺序的控制也基本能实现字典序输出。</text:span></text:p>
      <text:p text:style-name="P5"><text:span text:style-name="T2">int ma[maxm][maxm],id[maxm],n,vis[maxm],v[maxm];</text:span></text:p>
      <text:p text:style-name="P5"><text:span text:style-name="T2">int ans[maxm];</text:span></text:p>
      <text:p text:style-name="P5"/>
      <text:p text:style-name="P5"><text:span text:style-name="T2">void dfs(int s,int t){</text:span></text:p>
      <text:p text:style-name="P5"><text:span text:style-name="T2"><text:s text:c="4"/>ans[t]=s;</text:span></text:p>
      <text:p text:style-name="P5"><text:span text:style-name="T2"><text:s text:c="4"/>v[s]=1;</text:span></text:p>
      <text:p text:style-name="P5"><text:span text:style-name="T2"><text:s text:c="4"/>if(t==n){</text:span></text:p>
      <text:p text:style-name="P5"><text:span text:style-name="T2"><text:s text:c="8"/>for(int i=1;i&lt;=n;++i){</text:span></text:p>
      <text:p text:style-name="P5"><text:span text:style-name="T2"><text:s text:c="24"/>printf("%d",ans[i]);</text:span></text:p>
      <text:p text:style-name="P5"><text:span text:style-name="T2"><text:s text:c="16"/>if(i==n)printf("\n");</text:span></text:p>
      <text:p text:style-name="P5"><text:span text:style-name="T2"><text:s text:c="24"/>else printf(" ");</text:span></text:p>
      <text:p text:style-name="P5"><text:span text:style-name="T2"><text:s text:c="16"/>}</text:span></text:p>
      <text:p text:style-name="P5"><text:span text:style-name="T2"><text:s text:c="8"/>v[s]=0;</text:span></text:p>
      <text:p text:style-name="P5"><text:span text:style-name="T2"><text:s text:c="8"/>return;</text:span></text:p>
      <text:p text:style-name="P5"><text:span text:style-name="T2"><text:s text:c="4"/>}</text:span></text:p>
      <text:p text:style-name="P5"><text:span text:style-name="T2"><text:s text:c="4"/>int que[maxm],cnt=0;</text:span></text:p>
      <text:p text:style-name="P5"><text:span text:style-name="T2"><text:s text:c="4"/>for(int i=1;i&lt;=n;++i){</text:span></text:p>
      <text:p text:style-name="P5"><text:span text:style-name="T2"><text:s text:c="8"/>if(ma[s][i])id[i]--;</text:span></text:p>
      <text:p text:style-name="P5"><text:span text:style-name="T2"><text:s text:c="8"/>if(vis[i]&amp;&amp;!id[i]&amp;&amp;!v[i])que[++cnt]=i;</text:span></text:p>
      <text:p text:style-name="P5"><text:span text:style-name="T2"><text:s text:c="4"/>}</text:span></text:p>
      <text:p text:style-name="P5"><text:span text:style-name="T2"><text:s text:c="4"/>for(int i=1;i&lt;=cnt;++i)dfs(que[i],t+1);</text:span></text:p>
      <text:p text:style-name="P5"><text:span text:style-name="T2"><text:s text:c="4"/>for(int i=1;i&lt;=n;++i)if(ma[s][i])id[i]++;</text:span></text:p>
      <text:p text:style-name="P5"><text:span text:style-name="T2"><text:s text:c="4"/>v[s]=0;</text:span></text:p>
      <text:p text:style-name="P5"><text:span text:style-name="T2">}</text:span></text:p>
      <text:p text:style-name="P5"/>
      <text:p text:style-name="P5"><text:span text:style-name="T2">for(int i=1;i&lt;=n;++i){</text:span></text:p>
      <text:p text:style-name="P5"><text:span text:style-name="T2"><text:s text:c="4"/>if(vis[i]&amp;&amp;!id[i])dfs(i,1);</text:span></text:p>
      <text:p text:style-name="P5"><text:span text:style-name="T2">}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"/></text:p>
      <text:p text:style-name="P3"><text:soft-page-break/><text:span text:style-name="T2">小白书上的拓扑排序模板，用的是</text:span><text:span text:style-name="T1">DFS</text:span><text:span text:style-name="T2">建立拓扑排序，但是似乎除了一般的拓扑排序以外什么都做不了……求字典序最小或者输出全部答案都不适用……</text:span></text:p>
      <text:p text:style-name="P5"><text:span text:style-name="T2">int vis[maxm],topo[maxm],t;</text:span></text:p>
      <text:p text:style-name="P5"/>
      <text:p text:style-name="P5"><text:span text:style-name="T2">bool dfs(int s){</text:span></text:p>
      <text:p text:style-name="P5"><text:span text:style-name="T2"><text:s text:c="4"/>vis[s]=-1;</text:span></text:p>
      <text:p text:style-name="P5"><text:span text:style-name="T2"><text:s text:c="4"/>for(int i=head[s];~i;i=nxt[i]){</text:span></text:p>
      <text:p text:style-name="P5"><text:span text:style-name="T2"><text:s text:c="8"/>int j=point[i];</text:span></text:p>
      <text:p text:style-name="P5"><text:span text:style-name="T2"><text:s text:c="8"/>if(vis[j]==-1)return 0;</text:span></text:p>
      <text:p text:style-name="P5"><text:span text:style-name="T2"><text:s text:c="8"/>if(!vis[j]&amp;&amp;!dfs(j))return 0;</text:span></text:p>
      <text:p text:style-name="P5"><text:span text:style-name="T2"><text:s text:c="4"/>}</text:span></text:p>
      <text:p text:style-name="P5"><text:span text:style-name="T2"><text:s text:c="4"/>vis[s]=1;</text:span></text:p>
      <text:p text:style-name="P5"><text:span text:style-name="T2"><text:s text:c="4"/>topo[t--]=s;</text:span></text:p>
      <text:p text:style-name="P5"><text:span text:style-name="T2"><text:s text:c="4"/>return 1;</text:span></text:p>
      <text:p text:style-name="P5"><text:span text:style-name="T2">}</text:span></text:p>
      <text:p text:style-name="P5"/>
      <text:p text:style-name="P5"><text:span text:style-name="T2">bool toposort(int n){</text:span></text:p>
      <text:p text:style-name="P5"><text:span text:style-name="T2"><text:s text:c="4"/>t=n;</text:span></text:p>
      <text:p text:style-name="P5"><text:span text:style-name="T2"><text:s text:c="4"/>memset(vis,0,sizeof(vis));</text:span></text:p>
      <text:p text:style-name="P5"><text:span text:style-name="T2"><text:s text:c="4"/>for(int i=1;i&lt;=n;++i){</text:span></text:p>
      <text:p text:style-name="P5"><text:span text:style-name="T2"><text:s text:c="8"/>if(!vis[i]){</text:span></text:p>
      <text:p text:style-name="P5"><text:span text:style-name="T2"><text:s text:c="12"/>if(!dfs(i))return 0;</text:span></text:p>
      <text:p text:style-name="P5"><text:span text:style-name="T2"><text:s text:c="8"/>}</text:span></text:p>
      <text:p text:style-name="P5"><text:span text:style-name="T2"><text:s text:c="4"/>}</text:span></text:p>
      <text:p text:style-name="P5"><text:span text:style-name="T2"><text:s text:c="4"/>return 1;</text:span></text:p>
      <text:p text:style-name="P5"><text:span text:style-name="T2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图论</text:span><text:span text:style-name="MT2">--</text:span><text:span text:style-name="MT1">拓扑排序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08:46.284610881</meta:creation-date>
    <dc:date>2015-10-12T23:11:54.519757015</dc:date>
    <meta:editing-duration>P0D</meta:editing-duration>
    <meta:editing-cycles>1</meta:editing-cycles>
    <meta:document-statistic meta:table-count="0" meta:image-count="0" meta:object-count="0" meta:page-count="3" meta:paragraph-count="79" meta:word-count="378" meta:character-count="1821" meta:non-whitespace-character-count="1403"/>
    <meta:generator>LibreOffice/4.2.8.2$Linux_X86_64 LibreOffice_project/420m0$Build-2</meta:generator>
  </office:meta>
</office:document-meta>
</file>